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b3ee" officeooo:paragraph-rsid="001cb3ee"/>
    </style:style>
    <style:style style:name="P2" style:family="paragraph" style:parent-style-name="Standard">
      <style:paragraph-properties fo:text-align="start" style:justify-single-word="false"/>
      <style:text-properties officeooo:rsid="001cb3ee" officeooo:paragraph-rsid="001cb3ee"/>
    </style:style>
    <style:style style:name="P3" style:family="paragraph" style:parent-style-name="Standard">
      <style:paragraph-properties fo:text-align="start" style:justify-single-word="false"/>
      <style:text-properties officeooo:rsid="001d6f88" officeooo:paragraph-rsid="001d6f88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6f88" officeooo:paragraph-rsid="001d6f8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cb3ee" officeooo:paragraph-rsid="001cb3e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e007c" officeooo:paragraph-rsid="001e007c"/>
    </style:style>
    <style:style style:name="P7" style:family="paragraph" style:parent-style-name="Standard">
      <style:paragraph-properties fo:text-align="start" style:justify-single-word="false"/>
      <style:text-properties officeooo:rsid="001fe51e" officeooo:paragraph-rsid="001fe51e"/>
    </style:style>
    <style:style style:name="T1" style:family="text">
      <style:text-properties officeooo:rsid="001e00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mploi saisonnier</text:p>
      <text:p text:style-name="P5">en</text:p>
      <text:p text:style-name="P5">Agriculture normande.</text:p>
      <text:p text:style-name="P1"/>
      <text:p text:style-name="P2">Le 2/03/2021 Live en direct → normandie.anefa.org</text:p>
      <text:p text:style-name="P2"/>
      <text:p text:style-name="P2">Activité saisonnier.<text:line-break/></text:p>
      <text:p text:style-name="P2">Production france.</text:p>
      <text:p text:style-name="P2"/>
      <text:p text:style-name="P2">maraîchère / légumiers / huitre / travail de grande culture / tabac / pépinière / melon .</text:p>
      <text:p text:style-name="P2"/>
      <text:p text:style-name="P2"/>
      <text:p text:style-name="P2">Normandie huitre / maraichage / petite fruits /</text:p>
      <text:p text:style-name="P2"/>
      <text:p text:style-name="P2">salade / récolte pomme ( Eure / calvados … ) Caen endive … </text:p>
      <text:p text:style-name="P2"/>
      <text:p text:style-name="P2">sapin période hivers ...</text:p>
      <text:p text:style-name="P2"/>
      <text:p text:style-name="P3">calendrier de travaux saisonnier.</text:p>
      <text:p text:style-name="P3"/>
      <text:p text:style-name="P3">80 % des offres 09.73.033.200</text:p>
      <text:p text:style-name="P3"/>
      <text:p text:style-name="P4">→ Delphine : maraichage.</text:p>
      <text:p text:style-name="P3"/>
      <text:p text:style-name="P3">recherche 1 à 2 personne par an. De avril à Aout ( 5 mois ) </text:p>
      <text:p text:style-name="P3"/>
      <text:p text:style-name="P3">2 hectare … légumes plein champs … en couple …</text:p>
      <text:p text:style-name="P3"/>
      <text:p text:style-name="P3">plantation entretien récolte … </text:p>
      <text:p text:style-name="P3"/>
      <text:p text:style-name="P3">ANEFA /// GE14 // <text:span text:style-name="T1">pole-emploi …</text:span></text:p>
      <text:p text:style-name="P3"/>
      <text:p text:style-name="P6">Besoin en recrutement ANEFA …</text:p>
      <text:p text:style-name="P6"/>
      <text:p text:style-name="P6">243 nouveau poste en normandie … 83 % des offres en maraichage.( 2020 )</text:p>
      <text:p text:style-name="P6"/>
      <text:p text:style-name="P7">La recherche d’un emploi saisonnier 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3-02T13:56:09.935427814</meta:creation-date>
    <meta:generator>LibreOffice/6.4.4.2$MacOSX_X86_64 LibreOffice_project/3d775be2011f3886db32dfd395a6a6d1ca2630ff</meta:generator>
    <dc:date>2021-03-09T21:02:41.040004868</dc:date>
    <meta:editing-duration>P7DT6H24M17S</meta:editing-duration>
    <meta:editing-cycles>1</meta:editing-cycles>
    <meta:document-statistic meta:table-count="0" meta:image-count="0" meta:object-count="0" meta:page-count="1" meta:paragraph-count="20" meta:word-count="131" meta:character-count="738" meta:non-whitespace-character-count="623"/>
  </office:meta>
</office:document-meta>
</file>